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outeMatcher.SimpleRoute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outeMatcher.get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uteMatcher.match( String pattern , Route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uteMatcher.isPattern( String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uteMatcher.matchAndExtract( String pattern , Route ro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out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uteMatcher.combine( String pattern1 , String patter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uteMatcher.getPatternComparator( Route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outeMatcher.parseRoute( String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ute.DefaultRout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